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ggregateField.setValue( Object new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ggregateField.fieldsHaveValu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ggregateField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Field.hasChil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Field.validat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ggregateField.combineField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ggregateField.AggregateField( AggregateField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Field.getChil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Field.addField( Field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ggregateField.getXML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Field.getAggregateField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Field.readFromRequest( FormContext form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ggregateField.setFieldsValues(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ggregateField.addChild( Widget wid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ggregateField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ggregateField.resetFields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